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plication Folder in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default configuration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plication Folder in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a menù to select an application</text:p>
                <text:list>
                  <text:list-item>
                    <text:p><text:span text:style-name="T1"><text:a xlink:href="https://stackoverflow.com/questions/12459145/extracting-icon-using-winapi-in-qt-app" xlink:type="simple">https://stackoverflow.com/questions/12459145/extracting-icon-using-winapi-in-qt-app</text:a>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bbed interfa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dynamic tabbed interface to manage multiple setup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widget to dynamically handle the tiles</text:p>
              </text:list-item>
              <text:list-item>
                <text:p>Add a Scroll Area to decouple the number of items from the size of the U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 a docu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<text:a xlink:href="https://doc.qt.io/qt-6/qfileiconprovider.html" xlink:type="simple">https://doc.qt.io/qt-6/qfileiconprovider.html</text:a><text:s/></text:p>
              </text:list-item>
              <text:list-item>
                <text:p>QfileIconProvider can generate the doc icon associat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 I also crate a new Docu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can create from template</text:p>
              </text:list-item>
              <text:list-item>
                <text:p>It can be stored as a reference docum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5T10:21:28.974000000</meta:creation-date>
    <dc:date>2023-09-15T10:32:09.239000000</dc:date>
    <meta:editing-duration>PT8M54S</meta:editing-duration>
    <meta:editing-cycles>4</meta:editing-cycles>
    <meta:generator>LibreOffice/7.5.2.2$Windows_X86_64 LibreOffice_project/53bb9681a964705cf672590721dbc85eb4d0c3a2</meta:generator>
    <meta:document-statistic meta:object-count="49"/>
  </office:meta>
</office:document-meta>
</file>